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0.76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3.69">
            <text:p>3,69</text:p>
          </table:table-cell>
          <table:table-cell office:value-type="string">
            <text:p>ms</text:p>
          </table:table-cell>
          <table:table-cell/>
          <table:table-cell office:value-type="string">
            <text:p>Mittelwert:</text:p>
          </table:table-cell>
          <table:table-cell table:formula="of:=AVERAGE([.B1:.B1000])" office:value-type="float" office:value="3.500274">
            <text:p>3,500274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247">
            <text:p>3,247</text:p>
          </table:table-cell>
          <table:table-cell office:value-type="string">
            <text:p>ms</text:p>
          </table:table-cell>
          <table:table-cell/>
          <table:table-cell office:value-type="string">
            <text:p>Median:</text:p>
          </table:table-cell>
          <table:table-cell table:formula="of:=MEDIAN([.B1:.B1000])" office:value-type="float" office:value="2.359">
            <text:p>2,359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572">
            <text:p>6,572</text:p>
          </table:table-cell>
          <table:table-cell office:value-type="string">
            <text:p>ms</text:p>
          </table:table-cell>
          <table:table-cell/>
          <table:table-cell office:value-type="string">
            <text:p>Maximum:</text:p>
          </table:table-cell>
          <table:table-cell table:formula="of:=MAX([.B1:.B1000])" office:value-type="float" office:value="50.419">
            <text:p>50,419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office:value-type="string">
            <text:p>ms</text:p>
          </table:table-cell>
          <table:table-cell/>
          <table:table-cell office:value-type="string">
            <text:p>Minimum:</text:p>
          </table:table-cell>
          <table:table-cell table:formula="of:=MIN([.B1:.B1000])" office:value-type="float" office:value="0.71">
            <text:p>0,71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96">
            <text:p>2,7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025">
            <text:p>3,0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894">
            <text:p>3,89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002">
            <text:p>11,0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073">
            <text:p>4,0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843">
            <text:p>5,84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181">
            <text:p>2,1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143">
            <text:p>4,14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513">
            <text:p>2,5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607">
            <text:p>1,6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762">
            <text:p>5,7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299">
            <text:p>2,29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717">
            <text:p>2,71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975">
            <text:p>1,9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671">
            <text:p>1,6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06">
            <text:p>4,2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92">
            <text:p>2,6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177">
            <text:p>2,1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682">
            <text:p>2,6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.485">
            <text:p>3,48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856">
            <text:p>7,8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.059">
            <text:p>6,0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.362">
            <text:p>3,3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834">
            <text:p>2,8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835">
            <text:p>4,8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.542">
            <text:p>4,5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.645">
            <text:p>12,64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.397">
            <text:p>4,3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454">
            <text:p>2,4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078">
            <text:p>2,07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.754">
            <text:p>5,7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.103">
            <text:p>12,1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.282">
            <text:p>5,2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.119">
            <text:p>5,1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.883">
            <text:p>2,8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009">
            <text:p>3,0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174">
            <text:p>2,1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.372">
            <text:p>9,37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.066">
            <text:p>2,0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702">
            <text:p>1,7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593">
            <text:p>2,5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652">
            <text:p>1,6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81">
            <text:p>1,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.307">
            <text:p>2,3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.03">
            <text:p>3,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.706">
            <text:p>3,7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.651">
            <text:p>6,6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.417">
            <text:p>2,41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.266">
            <text:p>1,2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725">
            <text:p>0,7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71">
            <text:p>0,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744">
            <text:p>0,7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725">
            <text:p>0,7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.875">
            <text:p>3,8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.351">
            <text:p>3,3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.991">
            <text:p>1,9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176">
            <text:p>2,1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.424">
            <text:p>3,42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.42">
            <text:p>7,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.814">
            <text:p>4,8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.667">
            <text:p>5,6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.532">
            <text:p>2,5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.133">
            <text:p>2,13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414">
            <text:p>2,4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092">
            <text:p>2,0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.439">
            <text:p>11,4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544">
            <text:p>1,5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.062">
            <text:p>1,0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928">
            <text:p>0,9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.391">
            <text:p>1,3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.523">
            <text:p>2,5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862">
            <text:p>2,8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.987">
            <text:p>1,9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.926">
            <text:p>2,9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.289">
            <text:p>2,2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.738">
            <text:p>1,7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188">
            <text:p>2,1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.893">
            <text:p>7,8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.816">
            <text:p>4,8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.559">
            <text:p>1,5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.254">
            <text:p>1,2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.454">
            <text:p>2,4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.812">
            <text:p>5,8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.193">
            <text:p>1,1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96">
            <text:p>0,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.025">
            <text:p>1,0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356">
            <text:p>1,3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.727">
            <text:p>12,7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.559">
            <text:p>2,5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.833">
            <text:p>2,83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.251">
            <text:p>4,2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.558">
            <text:p>3,5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.647">
            <text:p>3,6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.105">
            <text:p>2,10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.916">
            <text:p>7,9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.412">
            <text:p>2,4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.513">
            <text:p>4,5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.071">
            <text:p>3,0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.165">
            <text:p>2,1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.648">
            <text:p>2,64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.474">
            <text:p>2,4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.38">
            <text:p>2,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.854">
            <text:p>2,8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.825">
            <text:p>8,8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.906">
            <text:p>1,9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.829">
            <text:p>1,8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.863">
            <text:p>1,8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.972">
            <text:p>2,97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.386">
            <text:p>2,38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.046">
            <text:p>2,0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.24">
            <text:p>2,2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.852">
            <text:p>5,8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.388">
            <text:p>7,3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.521">
            <text:p>2,5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.746">
            <text:p>2,7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.802">
            <text:p>1,8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511">
            <text:p>1,51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.492">
            <text:p>1,4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.328">
            <text:p>2,3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.038">
            <text:p>3,0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.325">
            <text:p>2,3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.562">
            <text:p>1,5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.494">
            <text:p>1,49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6.057">
            <text:p>6,05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691">
            <text:p>5,6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.836">
            <text:p>2,83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942">
            <text:p>2,9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.784">
            <text:p>1,7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.565">
            <text:p>1,5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.464">
            <text:p>2,46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07">
            <text:p>2,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.07">
            <text:p>2,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058">
            <text:p>2,0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.62">
            <text:p>6,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.581">
            <text:p>3,5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.902">
            <text:p>1,9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694">
            <text:p>1,69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.913">
            <text:p>1,9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.897">
            <text:p>1,8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.631">
            <text:p>1,63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.431">
            <text:p>2,43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.447">
            <text:p>2,4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.788">
            <text:p>2,7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.412">
            <text:p>2,4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.429">
            <text:p>14,4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.521">
            <text:p>1,5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.346">
            <text:p>3,3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.621">
            <text:p>2,6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.53">
            <text:p>2,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.395">
            <text:p>2,39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.391">
            <text:p>2,3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.374">
            <text:p>9,3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.665">
            <text:p>1,6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.179">
            <text:p>1,17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.156">
            <text:p>4,1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.794">
            <text:p>1,79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.65">
            <text:p>2,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.829">
            <text:p>1,8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.689">
            <text:p>2,6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.088">
            <text:p>3,0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.677">
            <text:p>2,6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.777">
            <text:p>8,7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.696">
            <text:p>8,6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.226">
            <text:p>3,2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.332">
            <text:p>2,3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.468">
            <text:p>2,4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.274">
            <text:p>3,2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8.128">
            <text:p>8,1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.316">
            <text:p>2,3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.157">
            <text:p>1,15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814">
            <text:p>0,8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.758">
            <text:p>1,7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.529">
            <text:p>1,5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.514">
            <text:p>1,5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.692">
            <text:p>1,6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.858">
            <text:p>1,8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.666">
            <text:p>1,6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.498">
            <text:p>1,4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.82">
            <text:p>1,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2.084">
            <text:p>12,0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.143">
            <text:p>5,14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.066">
            <text:p>10,0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.165">
            <text:p>3,1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.314">
            <text:p>2,3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.672">
            <text:p>6,67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.058">
            <text:p>2,0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.137">
            <text:p>2,13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.075">
            <text:p>4,0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.122">
            <text:p>3,1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.061">
            <text:p>2,06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.365">
            <text:p>2,3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.133">
            <text:p>2,13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.014">
            <text:p>2,0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.019">
            <text:p>2,0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8.091">
            <text:p>8,0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.053">
            <text:p>2,0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688">
            <text:p>1,6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031">
            <text:p>2,03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.83">
            <text:p>1,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.826">
            <text:p>1,8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302">
            <text:p>2,3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737">
            <text:p>1,73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.541">
            <text:p>1,54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838">
            <text:p>1,8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.055">
            <text:p>3,05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.593">
            <text:p>8,5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148">
            <text:p>2,14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011">
            <text:p>2,01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77">
            <text:p>1,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.634">
            <text:p>1,6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.958">
            <text:p>1,9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.237">
            <text:p>3,23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398">
            <text:p>2,3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.396">
            <text:p>2,3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5.154">
            <text:p>5,1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.615">
            <text:p>6,61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.208">
            <text:p>4,2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.394">
            <text:p>2,39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763">
            <text:p>2,7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.746">
            <text:p>3,7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.835">
            <text:p>1,8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913">
            <text:p>1,9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.96">
            <text:p>1,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.016">
            <text:p>2,0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.496">
            <text:p>9,4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.547">
            <text:p>2,5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465">
            <text:p>2,4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.63">
            <text:p>1,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.929">
            <text:p>1,9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.488">
            <text:p>2,4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.835">
            <text:p>4,8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.846">
            <text:p>2,8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.273">
            <text:p>3,2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.554">
            <text:p>9,5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.958">
            <text:p>1,9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.713">
            <text:p>1,7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.988">
            <text:p>1,9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.673">
            <text:p>3,6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.22">
            <text:p>2,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.334">
            <text:p>2,3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.669">
            <text:p>1,66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.775">
            <text:p>1,7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.249">
            <text:p>2,24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.86">
            <text:p>7,8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.88">
            <text:p>3,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.831">
            <text:p>4,83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78">
            <text:p>2,7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.862">
            <text:p>2,8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.486">
            <text:p>2,48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.869">
            <text:p>22,86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3.15">
            <text:p>23,1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0.874">
            <text:p>30,8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.419">
            <text:p>50,4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9.862">
            <text:p>9,8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1.32">
            <text:p>11,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846">
            <text:p>0,8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916">
            <text:p>0,9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.777">
            <text:p>4,7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.167">
            <text:p>1,1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853">
            <text:p>0,8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.991">
            <text:p>1,9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.427">
            <text:p>4,4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82">
            <text:p>0,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803">
            <text:p>0,8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.321">
            <text:p>2,3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4.671">
            <text:p>4,6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.178">
            <text:p>3,17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8.979">
            <text:p>8,97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4.123">
            <text:p>4,1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.843">
            <text:p>3,84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.825">
            <text:p>1,8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.02">
            <text:p>2,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.913">
            <text:p>1,9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.487">
            <text:p>1,4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.145">
            <text:p>2,14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.266">
            <text:p>2,2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.812">
            <text:p>7,8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.476">
            <text:p>5,4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.572">
            <text:p>2,57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.107">
            <text:p>2,1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.021">
            <text:p>2,0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.385">
            <text:p>2,38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.924">
            <text:p>2,92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.268">
            <text:p>3,2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.003">
            <text:p>2,0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8.041">
            <text:p>8,04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.888">
            <text:p>1,8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.921">
            <text:p>2,9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.512">
            <text:p>3,5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.153">
            <text:p>2,1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.723">
            <text:p>1,7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.834">
            <text:p>1,8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.702">
            <text:p>1,7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.884">
            <text:p>1,8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.836">
            <text:p>1,83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6.569">
            <text:p>6,56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.055">
            <text:p>4,05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.956">
            <text:p>1,9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.753">
            <text:p>1,7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.958">
            <text:p>1,9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.567">
            <text:p>1,5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.381">
            <text:p>2,3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.8">
            <text:p>3,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5.744">
            <text:p>5,7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494">
            <text:p>1,49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8.221">
            <text:p>8,2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.159">
            <text:p>1,1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.803">
            <text:p>1,8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.162">
            <text:p>2,1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.589">
            <text:p>2,5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8.126">
            <text:p>8,1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.566">
            <text:p>3,5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.458">
            <text:p>2,4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.37">
            <text:p>7,3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612">
            <text:p>1,6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.689">
            <text:p>1,6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.852">
            <text:p>1,8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.225">
            <text:p>3,2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.41">
            <text:p>2,4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854">
            <text:p>1,8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.485">
            <text:p>2,48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.834">
            <text:p>1,8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.722">
            <text:p>1,7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.034">
            <text:p>2,0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.35">
            <text:p>9,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.608">
            <text:p>1,6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896">
            <text:p>0,8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776">
            <text:p>0,7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.65">
            <text:p>1,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.009">
            <text:p>2,0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.4">
            <text:p>2,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.268">
            <text:p>2,2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.92">
            <text:p>1,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.668">
            <text:p>1,6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.934">
            <text:p>2,9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.039">
            <text:p>3,0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.218">
            <text:p>11,21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.087">
            <text:p>1,0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904">
            <text:p>0,90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.29">
            <text:p>7,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.614">
            <text:p>4,6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.839">
            <text:p>2,8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0.748">
            <text:p>10,74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.13">
            <text:p>4,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.197">
            <text:p>2,1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.775">
            <text:p>1,7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.97">
            <text:p>1,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.922">
            <text:p>1,9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.678">
            <text:p>1,67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753">
            <text:p>1,7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.002">
            <text:p>2,0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.722">
            <text:p>2,7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6.039">
            <text:p>6,0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.984">
            <text:p>1,9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.009">
            <text:p>2,0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.76">
            <text:p>1,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.827">
            <text:p>1,8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.504">
            <text:p>1,50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.206">
            <text:p>2,2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626">
            <text:p>1,6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.525">
            <text:p>1,5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.791">
            <text:p>1,7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.424">
            <text:p>2,42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.092">
            <text:p>3,0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6.136">
            <text:p>6,13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.258">
            <text:p>3,2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.747">
            <text:p>1,7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.601">
            <text:p>1,60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.426">
            <text:p>2,4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.999">
            <text:p>2,99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.213">
            <text:p>2,2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.97">
            <text:p>2,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.505">
            <text:p>2,50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.202">
            <text:p>2,2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.881">
            <text:p>7,8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5.433">
            <text:p>5,43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.968">
            <text:p>2,9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.777">
            <text:p>2,7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.16">
            <text:p>2,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.267">
            <text:p>2,2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.095">
            <text:p>2,09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2.118">
            <text:p>12,11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8.322">
            <text:p>8,3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.411">
            <text:p>2,41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.185">
            <text:p>2,18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.473">
            <text:p>2,4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4.239">
            <text:p>4,2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.11">
            <text:p>1,1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922">
            <text:p>0,9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5.473">
            <text:p>5,4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.137">
            <text:p>1,13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3.853">
            <text:p>3,8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.998">
            <text:p>7,9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.539">
            <text:p>2,5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.587">
            <text:p>2,5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.251">
            <text:p>2,2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.814">
            <text:p>2,8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0.62">
            <text:p>10,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.858">
            <text:p>1,8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.253">
            <text:p>2,2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.247">
            <text:p>2,2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.401">
            <text:p>2,40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.358">
            <text:p>2,3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.406">
            <text:p>2,4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.309">
            <text:p>2,3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.954">
            <text:p>2,9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9.514">
            <text:p>9,5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.76">
            <text:p>2,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.954">
            <text:p>3,9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.609">
            <text:p>2,6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6.376">
            <text:p>6,3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.25">
            <text:p>2,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.184">
            <text:p>7,1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.513">
            <text:p>4,5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.256">
            <text:p>2,2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.908">
            <text:p>1,9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.323">
            <text:p>2,3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.128">
            <text:p>3,1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.226">
            <text:p>2,2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.908">
            <text:p>1,9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.237">
            <text:p>3,23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.563">
            <text:p>2,5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9.914">
            <text:p>9,9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.308">
            <text:p>2,3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6.357">
            <text:p>6,35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.703">
            <text:p>2,7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.174">
            <text:p>2,1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.735">
            <text:p>1,7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.481">
            <text:p>2,4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0.902">
            <text:p>10,9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.75">
            <text:p>1,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.854">
            <text:p>1,8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.619">
            <text:p>1,6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.691">
            <text:p>1,6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.582">
            <text:p>3,5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.571">
            <text:p>3,5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.089">
            <text:p>2,0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.7">
            <text:p>1,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.103">
            <text:p>2,1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6.663">
            <text:p>6,6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.836">
            <text:p>1,83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.838">
            <text:p>1,8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.586">
            <text:p>3,58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.771">
            <text:p>2,7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.683">
            <text:p>1,6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.619">
            <text:p>1,6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.945">
            <text:p>1,94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.905">
            <text:p>1,90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.316">
            <text:p>2,3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.81">
            <text:p>1,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.232">
            <text:p>8,2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.99">
            <text:p>1,9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.787">
            <text:p>1,7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.902">
            <text:p>1,9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.328">
            <text:p>2,3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.266">
            <text:p>3,2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2.361">
            <text:p>2,36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.134">
            <text:p>2,1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6.196">
            <text:p>36,1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.226">
            <text:p>1,2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.315">
            <text:p>1,31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.311">
            <text:p>1,31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.241">
            <text:p>1,24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.404">
            <text:p>2,40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.513">
            <text:p>7,5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.803">
            <text:p>8,8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.278">
            <text:p>3,27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.395">
            <text:p>3,39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.044">
            <text:p>2,0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.698">
            <text:p>2,6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.008">
            <text:p>3,0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.158">
            <text:p>2,1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.64">
            <text:p>1,6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.545">
            <text:p>1,54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.285">
            <text:p>2,28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.98">
            <text:p>7,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7.039">
            <text:p>7,0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.645">
            <text:p>2,64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2.788">
            <text:p>2,7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4.571">
            <text:p>4,5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.523">
            <text:p>2,5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.56">
            <text:p>2,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8.203">
            <text:p>8,2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.306">
            <text:p>2,3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.456">
            <text:p>2,4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.842">
            <text:p>2,8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.242">
            <text:p>2,2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.808">
            <text:p>5,8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.85">
            <text:p>2,8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.404">
            <text:p>3,40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7.794">
            <text:p>7,79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.362">
            <text:p>2,3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8.613">
            <text:p>8,6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.3">
            <text:p>2,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.038">
            <text:p>2,0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.367">
            <text:p>5,3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2.459">
            <text:p>12,4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.496">
            <text:p>2,4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.847">
            <text:p>2,8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2.52">
            <text:p>2,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.008">
            <text:p>3,0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.938">
            <text:p>3,9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.627">
            <text:p>2,6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9.214">
            <text:p>9,2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.189">
            <text:p>1,1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891">
            <text:p>0,8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998">
            <text:p>0,9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806">
            <text:p>0,8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823">
            <text:p>0,8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798">
            <text:p>0,7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.31">
            <text:p>3,3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.919">
            <text:p>1,9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.959">
            <text:p>1,9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.077">
            <text:p>2,0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2.183">
            <text:p>2,1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.366">
            <text:p>2,3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0.465">
            <text:p>10,4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6.987">
            <text:p>6,9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.497">
            <text:p>2,4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2.315">
            <text:p>2,31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.9">
            <text:p>1,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6.352">
            <text:p>16,3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3.476">
            <text:p>13,4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.332">
            <text:p>2,3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.113">
            <text:p>2,1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.622">
            <text:p>2,6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6.523">
            <text:p>6,5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4.822">
            <text:p>4,8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.398">
            <text:p>1,3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5.55">
            <text:p>5,5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.518">
            <text:p>2,51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.959">
            <text:p>1,9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.577">
            <text:p>1,5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.034">
            <text:p>2,0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.864">
            <text:p>1,86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6.92">
            <text:p>6,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.166">
            <text:p>2,1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4.903">
            <text:p>4,9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.841">
            <text:p>1,84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.613">
            <text:p>1,6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.925">
            <text:p>1,9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.661">
            <text:p>1,66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.464">
            <text:p>2,46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4.388">
            <text:p>4,3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.278">
            <text:p>2,27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.73">
            <text:p>6,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.327">
            <text:p>2,3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5.688">
            <text:p>5,6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5.72">
            <text:p>5,7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.606">
            <text:p>2,6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.859">
            <text:p>2,8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3.419">
            <text:p>3,4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9.548">
            <text:p>9,54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4.064">
            <text:p>4,06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.252">
            <text:p>2,2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.305">
            <text:p>3,30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2.056">
            <text:p>2,0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6.509">
            <text:p>6,5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.27">
            <text:p>2,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7.759">
            <text:p>7,7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.143">
            <text:p>1,14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.539">
            <text:p>1,5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.475">
            <text:p>1,4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.535">
            <text:p>1,5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.71">
            <text:p>1,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.026">
            <text:p>2,0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.672">
            <text:p>2,67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.897">
            <text:p>2,8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.89">
            <text:p>1,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2.12">
            <text:p>2,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.168">
            <text:p>2,1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6.408">
            <text:p>6,4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.635">
            <text:p>2,6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4.038">
            <text:p>4,0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.034">
            <text:p>2,0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.866">
            <text:p>1,8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.697">
            <text:p>1,6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.048">
            <text:p>2,04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.572">
            <text:p>1,57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.884">
            <text:p>1,8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.092">
            <text:p>2,0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.952">
            <text:p>1,9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0.026">
            <text:p>10,0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.092">
            <text:p>1,0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0.984">
            <text:p>0,9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.284">
            <text:p>2,2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.936">
            <text:p>1,93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.913">
            <text:p>1,9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.865">
            <text:p>1,8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8.016">
            <text:p>8,0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9.694">
            <text:p>9,69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.884">
            <text:p>3,8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.227">
            <text:p>2,2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.128">
            <text:p>2,1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8.376">
            <text:p>8,3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.466">
            <text:p>2,4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.874">
            <text:p>2,8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7.6">
            <text:p>7,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.019">
            <text:p>2,0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.803">
            <text:p>1,8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.819">
            <text:p>1,8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.153">
            <text:p>2,1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.075">
            <text:p>3,0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.725">
            <text:p>2,7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.767">
            <text:p>1,7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.656">
            <text:p>1,6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.567">
            <text:p>1,5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2.118">
            <text:p>2,11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5.577">
            <text:p>5,5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.244">
            <text:p>4,2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.754">
            <text:p>1,7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2.017">
            <text:p>2,01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.524">
            <text:p>1,52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.684">
            <text:p>1,6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.814">
            <text:p>1,8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.658">
            <text:p>1,6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.501">
            <text:p>1,50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.813">
            <text:p>1,8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.561">
            <text:p>1,56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.776">
            <text:p>1,7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.572">
            <text:p>2,57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7.178">
            <text:p>7,17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.238">
            <text:p>4,2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.758">
            <text:p>3,7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8.647">
            <text:p>8,6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.523">
            <text:p>2,5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4.782">
            <text:p>4,7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0.377">
            <text:p>10,3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.073">
            <text:p>1,0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2.651">
            <text:p>2,6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.697">
            <text:p>4,6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2.344">
            <text:p>2,3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.353">
            <text:p>2,3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.632">
            <text:p>1,6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.813">
            <text:p>1,8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.452">
            <text:p>2,4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7.936">
            <text:p>7,93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.835">
            <text:p>1,8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.157">
            <text:p>2,15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2.309">
            <text:p>2,3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2.308">
            <text:p>2,3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2.237">
            <text:p>2,23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.654">
            <text:p>1,6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.06">
            <text:p>2,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.683">
            <text:p>1,6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.565">
            <text:p>2,5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3.147">
            <text:p>3,1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7.43">
            <text:p>7,4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3.477">
            <text:p>3,4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.011">
            <text:p>2,01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.978">
            <text:p>1,97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.515">
            <text:p>2,51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3.06">
            <text:p>3,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.976">
            <text:p>1,9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2.051">
            <text:p>2,0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1.319">
            <text:p>21,3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3.152">
            <text:p>3,1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.547">
            <text:p>1,5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.512">
            <text:p>2,5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3.369">
            <text:p>3,36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2.652">
            <text:p>2,6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.575">
            <text:p>2,5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.404">
            <text:p>2,40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8.619">
            <text:p>8,6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3.553">
            <text:p>3,5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.329">
            <text:p>3,3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3.657">
            <text:p>3,65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.883">
            <text:p>2,8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.566">
            <text:p>2,5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.922">
            <text:p>1,9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.646">
            <text:p>1,6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.957">
            <text:p>1,95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6.987">
            <text:p>6,9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3.209">
            <text:p>3,2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.121">
            <text:p>2,1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.926">
            <text:p>1,9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.739">
            <text:p>1,7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.581">
            <text:p>1,5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.486">
            <text:p>1,48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.651">
            <text:p>1,6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.613">
            <text:p>1,6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.306">
            <text:p>2,30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.283">
            <text:p>3,2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8.517">
            <text:p>8,51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.882">
            <text:p>1,8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.681">
            <text:p>1,6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.832">
            <text:p>1,8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.675">
            <text:p>1,6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.927">
            <text:p>4,9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.131">
            <text:p>3,13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3.993">
            <text:p>3,9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.123">
            <text:p>2,1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9.925">
            <text:p>9,9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2.804">
            <text:p>2,80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.912">
            <text:p>1,9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.098">
            <text:p>2,0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.91">
            <text:p>1,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2.523">
            <text:p>2,5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.597">
            <text:p>2,5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2.252">
            <text:p>2,2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3.373">
            <text:p>13,3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4.428">
            <text:p>4,4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2.575">
            <text:p>2,5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.721">
            <text:p>1,7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.886">
            <text:p>1,88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.958">
            <text:p>1,9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.902">
            <text:p>3,9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2.886">
            <text:p>2,88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2.274">
            <text:p>2,2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6.087">
            <text:p>6,0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.126">
            <text:p>4,1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5.398">
            <text:p>5,3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2.084">
            <text:p>2,0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.763">
            <text:p>1,7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.327">
            <text:p>2,3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.696">
            <text:p>2,6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2.474">
            <text:p>2,4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2.134">
            <text:p>2,1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6.523">
            <text:p>6,5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4.197">
            <text:p>4,1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.429">
            <text:p>1,4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.284">
            <text:p>1,2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2.268">
            <text:p>2,2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2.773">
            <text:p>2,7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2.707">
            <text:p>2,7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.691">
            <text:p>2,6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3.787">
            <text:p>3,7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8.822">
            <text:p>8,8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.847">
            <text:p>1,8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.242">
            <text:p>1,2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.169">
            <text:p>1,16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2.791">
            <text:p>2,7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2.547">
            <text:p>2,5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6.173">
            <text:p>6,1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.171">
            <text:p>1,1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.516">
            <text:p>1,5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.816">
            <text:p>1,8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6.71">
            <text:p>6,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5.395">
            <text:p>5,39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4.328">
            <text:p>4,3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.155">
            <text:p>3,15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.49">
            <text:p>4,4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2.656">
            <text:p>2,6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3.35">
            <text:p>3,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9.27">
            <text:p>9,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.643">
            <text:p>1,64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.181">
            <text:p>1,1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.163">
            <text:p>2,1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2.535">
            <text:p>2,5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2.195">
            <text:p>2,19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5.148">
            <text:p>5,14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4.152">
            <text:p>4,1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7.329">
            <text:p>7,3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.215">
            <text:p>1,21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.753">
            <text:p>0,7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.636">
            <text:p>1,63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3.003">
            <text:p>3,0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2.823">
            <text:p>2,8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3.635">
            <text:p>3,6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2.021">
            <text:p>2,0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.81">
            <text:p>1,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.665">
            <text:p>1,6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.668">
            <text:p>1,6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.921">
            <text:p>1,9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6.951">
            <text:p>6,9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.407">
            <text:p>2,4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2.365">
            <text:p>2,3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.82">
            <text:p>1,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.874">
            <text:p>1,8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.571">
            <text:p>1,5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.73">
            <text:p>1,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.832">
            <text:p>1,8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.795">
            <text:p>1,79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.505">
            <text:p>1,50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.542">
            <text:p>1,5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.473">
            <text:p>1,4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4.591">
            <text:p>14,5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2.542">
            <text:p>2,5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4.444">
            <text:p>4,4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5.644">
            <text:p>5,6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2.803">
            <text:p>2,8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.047">
            <text:p>2,0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2.294">
            <text:p>2,29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6.619">
            <text:p>6,6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7.611">
            <text:p>7,61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2.185">
            <text:p>2,18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.907">
            <text:p>1,9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.983">
            <text:p>1,9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2.265">
            <text:p>2,2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2.168">
            <text:p>2,1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.965">
            <text:p>1,96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.689">
            <text:p>1,6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2.15">
            <text:p>2,1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8.635">
            <text:p>8,6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.993">
            <text:p>1,9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.644">
            <text:p>1,6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.816">
            <text:p>1,8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2.364">
            <text:p>2,36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.826">
            <text:p>1,8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.938">
            <text:p>1,9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.673">
            <text:p>2,6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2.77">
            <text:p>2,7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.832">
            <text:p>1,8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6.264">
            <text:p>6,26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4.763">
            <text:p>4,7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.183">
            <text:p>2,1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2.792">
            <text:p>2,79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4.095">
            <text:p>4,09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.757">
            <text:p>1,75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.598">
            <text:p>1,5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.873">
            <text:p>1,8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.712">
            <text:p>1,7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.628">
            <text:p>2,6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8.728">
            <text:p>18,7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6.839">
            <text:p>6,8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0.617">
            <text:p>10,61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2.522">
            <text:p>22,5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.728">
            <text:p>2,7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4.144">
            <text:p>4,1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2.105">
            <text:p>2,10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5.7">
            <text:p>5,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2.608">
            <text:p>2,6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5.813">
            <text:p>5,8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4.541">
            <text:p>4,54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2.373">
            <text:p>2,3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.691">
            <text:p>4,6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2.834">
            <text:p>2,8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.752">
            <text:p>1,7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2.042">
            <text:p>2,0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.775">
            <text:p>1,77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9.157">
            <text:p>19,15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6.807">
            <text:p>6,8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.467">
            <text:p>2,4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.924">
            <text:p>4,92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0.493">
            <text:p>10,4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.518">
            <text:p>2,51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.921">
            <text:p>0,92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.891">
            <text:p>0,8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3.013">
            <text:p>13,0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0.609">
            <text:p>10,6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8.027">
            <text:p>8,0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2.326">
            <text:p>2,3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.896">
            <text:p>1,8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2.056">
            <text:p>2,0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.701">
            <text:p>1,70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.581">
            <text:p>2,5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2.133">
            <text:p>2,13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8.123">
            <text:p>8,12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3.027">
            <text:p>3,02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2.697">
            <text:p>2,6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2.101">
            <text:p>2,10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.751">
            <text:p>1,7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.856">
            <text:p>2,8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.667">
            <text:p>1,6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.853">
            <text:p>1,8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.135">
            <text:p>3,1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.933">
            <text:p>8,93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0.996">
            <text:p>0,9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0.842">
            <text:p>0,8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.925">
            <text:p>0,9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0.876">
            <text:p>0,8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.74">
            <text:p>1,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.67">
            <text:p>1,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.509">
            <text:p>1,5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.686">
            <text:p>1,68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5.29">
            <text:p>5,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2.36">
            <text:p>2,3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.893">
            <text:p>1,8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.751">
            <text:p>1,75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8.925">
            <text:p>8,9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3.244">
            <text:p>3,24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3.142">
            <text:p>3,14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.732">
            <text:p>1,7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.379">
            <text:p>2,37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3.434">
            <text:p>3,4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.247">
            <text:p>2,2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3.278">
            <text:p>3,27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8.382">
            <text:p>8,3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0.952">
            <text:p>0,9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.172">
            <text:p>1,17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0.91">
            <text:p>0,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.245">
            <text:p>3,24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2.053">
            <text:p>2,0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.745">
            <text:p>1,74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.988">
            <text:p>1,9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2.203">
            <text:p>2,2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2.638">
            <text:p>2,63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3.309">
            <text:p>3,30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2.446">
            <text:p>2,4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9.471">
            <text:p>9,47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2.795">
            <text:p>2,79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6.295">
            <text:p>6,29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2.381">
            <text:p>2,38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2.369">
            <text:p>2,36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2.228">
            <text:p>2,22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0.463">
            <text:p>10,4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.669">
            <text:p>2,66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3.483">
            <text:p>3,4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2.486">
            <text:p>2,48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2.156">
            <text:p>2,15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.803">
            <text:p>1,8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.539">
            <text:p>1,5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.733">
            <text:p>1,73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.682">
            <text:p>1,68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.489">
            <text:p>1,4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.667">
            <text:p>1,6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9.247">
            <text:p>9,2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2.069">
            <text:p>2,06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.545">
            <text:p>2,54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6.296">
            <text:p>16,2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1.618">
            <text:p>11,61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2.013">
            <text:p>2,0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.7">
            <text:p>1,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2.818">
            <text:p>2,81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3.063">
            <text:p>3,0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.659">
            <text:p>1,65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4.053">
            <text:p>4,05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3.264">
            <text:p>3,26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6.952">
            <text:p>6,9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.729">
            <text:p>1,7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3.313">
            <text:p>3,3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2.134">
            <text:p>2,13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2.076">
            <text:p>2,0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.646">
            <text:p>1,6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.784">
            <text:p>1,7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.167">
            <text:p>2,1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.874">
            <text:p>1,87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2.749">
            <text:p>2,74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3.483">
            <text:p>3,4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8.076">
            <text:p>8,07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.235">
            <text:p>2,23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.519">
            <text:p>2,51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.226">
            <text:p>2,22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2.169">
            <text:p>2,16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4.241">
            <text:p>4,24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.739">
            <text:p>1,73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.673">
            <text:p>1,6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.87">
            <text:p>1,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.915">
            <text:p>1,91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5.247">
            <text:p>15,24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.799">
            <text:p>1,79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.24">
            <text:p>1,2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4.103">
            <text:p>4,1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2.536">
            <text:p>2,53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4.473">
            <text:p>4,4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1.096">
            <text:p>11,09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.097">
            <text:p>1,09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0.807">
            <text:p>0,8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0.858">
            <text:p>0,85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0.889">
            <text:p>0,8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0.832">
            <text:p>0,83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0.831">
            <text:p>0,83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2.585">
            <text:p>2,58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.863">
            <text:p>1,86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.498">
            <text:p>1,4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.107">
            <text:p>2,1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2.743">
            <text:p>2,74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3.513">
            <text:p>3,51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8.189">
            <text:p>8,1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.788">
            <text:p>1,7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2.287">
            <text:p>2,28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2.616">
            <text:p>2,61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3.129">
            <text:p>3,12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.179">
            <text:p>2,17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.766">
            <text:p>1,7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.841">
            <text:p>1,84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.893">
            <text:p>1,8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2.112">
            <text:p>2,11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2.366">
            <text:p>2,36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6.325">
            <text:p>6,325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.784">
            <text:p>1,78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.752">
            <text:p>1,75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.954">
            <text:p>1,95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.308">
            <text:p>3,30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.168">
            <text:p>2,16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.067">
            <text:p>2,0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.567">
            <text:p>1,56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.673">
            <text:p>1,67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.503">
            <text:p>1,50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1.807">
            <text:p>11,807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2.414">
            <text:p>2,41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.202">
            <text:p>1,2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3.264">
            <text:p>3,264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7.488">
            <text:p>7,48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2.622">
            <text:p>2,62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.046">
            <text:p>2,04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.602">
            <text:p>2,60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.283">
            <text:p>2,28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9.762">
            <text:p>9,762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7.791">
            <text:p>7,79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.031">
            <text:p>1,031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0.889">
            <text:p>0,889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0.993">
            <text:p>0,993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0.898">
            <text:p>0,898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.014">
            <text:p>1,014</text:p>
          </table:table-cell>
          <table:table-cell office:value-type="string">
            <text:p>ms</text:p>
          </table:table-cell>
          <table:table-cell table:number-columns-repeated="4"/>
        </table:table-row>
      </table:table>
      <table:table table:name="Tabelle1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22:25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5T22:15:44</meta:creation-date>
    <dc:date>2012-12-05T22:25:45</dc:date>
    <meta:editing-duration>PT10M2S</meta:editing-duration>
    <meta:editing-cycles>4</meta:editing-cycles>
    <meta:generator>LibreOffice/3.3$Unix LibreOffice_project/330m19$Build-6</meta:generator>
    <meta:document-statistic meta:table-count="4" meta:cell-count="3012" meta:object-count="0"/>
  </office:meta>
</office:document-meta>
</file>